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xlink="http://www.w3.org/1999/xlink" office:version="1.3">
  <office:body>
    <office:text>
      <text:p>{{title}}</text:p>
      <text:p/>
      <text:p>Dear {{recipient}},</text:p>
      <text:p/>
      <text:p>Date: {{date}}</text:p>
      <text:p>Website: {{company-url}}</text:p>
    </office:text>
  </office:body>
</office:document-content>
</file>

<file path=styles.xml><?xml version="1.0" encoding="utf-8"?>
<office:document-styles xmlns:office="urn:oasis:names:tc:opendocument:xmlns:office:1.0" office:version="1.3">
</office:document-styles>
</file>